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28.64mm" svg:height="61.62mm" svg:x="105.17mm" svg:y="5.04mm">
            <draw:object draw:notify-on-update-of-ranges="Hoja1.D2:Hoja1.D2 Hoja1.D3:Hoja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8.39mm" svg:height="58.43mm" svg:x="103.25mm" svg:y="72.78mm">
            <draw:object draw:notify-on-update-of-ranges="Hoja1.E2:Hoja1.E2 Hoja1.E3:Hoja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9.92mm" svg:height="65.34mm" svg:x="379.66mm" svg:y="0mm">
            <draw:object draw:notify-on-update-of-ranges="Hoja1.C2:Hoja1.C2 Hoja1.C3:Hoja1.C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0.67mm" svg:height="58.43mm" svg:x="234.71mm" svg:y="70.21mm">
            <draw:object draw:notify-on-update-of-ranges="Hoja1.E25:Hoja1.E25 Hoja1.E26:Hoja1.E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18.96mm" svg:height="60.67mm" svg:x="233.21mm" svg:y="6.31mm">
            <draw:object draw:notify-on-update-of-ranges="Hoja1.D25:Hoja1.D25 Hoja1.D26:Hoja1.D4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ultiplicacion de Matrices</text:p>
          </table:table-cell>
          <table:covered-table-cell table:number-columns-repeated="4" table:style-name="ce4"/>
          <table:table-cell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empo (ms)</text:p>
          </table:table-cell>
          <table:table-cell table:style-name="ce4" office:value-type="string" calcext:value-type="string">
            <text:p>T(M,N)</text:p>
          </table:table-cell>
          <table:table-cell table:style-name="ce4" office:value-type="string" calcext:value-type="string">
            <text:p>N²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1.5" office:value-type="float" office:value="15" calcext:value-type="float">
            <text:p>15</text:p>
          </table:table-cell>
          <table:table-cell table:formula="of:=(0.061+0.064)/2" office:value-type="float" office:value="0.0625" calcext:value-type="float">
            <text:p>0,0625</text:p>
          </table:table-cell>
          <table:table-cell table:formula="of:=[.A3]*[.B3]" office:value-type="float" office:value="150" calcext:value-type="float">
            <text:p>150</text:p>
          </table:table-cell>
          <table:table-cell table:formula="of:=[.B3]*[.B3]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*1.5" office:value-type="float" office:value="30" calcext:value-type="float">
            <text:p>30</text:p>
          </table:table-cell>
          <table:table-cell table:formula="of:=(0.445+0.444)/2" office:value-type="float" office:value="0.4445" calcext:value-type="float">
            <text:p>0,4445</text:p>
          </table:table-cell>
          <table:table-cell table:formula="of:=[.A4]*[.B4]" office:value-type="float" office:value="600" calcext:value-type="float">
            <text:p>600</text:p>
          </table:table-cell>
          <table:table-cell table:formula="of:=[.B4]*[.B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*1.5" office:value-type="float" office:value="45" calcext:value-type="float">
            <text:p>45</text:p>
          </table:table-cell>
          <table:table-cell table:formula="of:=(1.46+1.618)/2" office:value-type="float" office:value="1.539" calcext:value-type="float">
            <text:p>1,539</text:p>
          </table:table-cell>
          <table:table-cell table:formula="of:=[.A5]*[.B5]" office:value-type="float" office:value="1350" calcext:value-type="float">
            <text:p>1350</text:p>
          </table:table-cell>
          <table:table-cell table:formula="of:=[.B5]*[.B5]"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*1.5" office:value-type="float" office:value="60" calcext:value-type="float">
            <text:p>60</text:p>
          </table:table-cell>
          <table:table-cell table:formula="of:=(3.412+3.77)/2" office:value-type="float" office:value="3.591" calcext:value-type="float">
            <text:p>3,591</text:p>
          </table:table-cell>
          <table:table-cell table:formula="of:=[.A6]*[.B6]" office:value-type="float" office:value="2400" calcext:value-type="float">
            <text:p>2400</text:p>
          </table:table-cell>
          <table:table-cell table:formula="of:=[.B6]*[.B6]" office:value-type="float" office:value="3600" calcext:value-type="float">
            <text:p>3600</text:p>
          </table:table-cell>
          <table:table-cell table:style-name="ce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*1.5" office:value-type="float" office:value="75" calcext:value-type="float">
            <text:p>75</text:p>
          </table:table-cell>
          <table:table-cell table:formula="of:=(6.602+6.548)/2" office:value-type="float" office:value="6.575" calcext:value-type="float">
            <text:p>6,575</text:p>
          </table:table-cell>
          <table:table-cell table:formula="of:=[.A7]*[.B7]" office:value-type="float" office:value="3750" calcext:value-type="float">
            <text:p>3750</text:p>
          </table:table-cell>
          <table:table-cell table:formula="of:=[.B7]*[.B7]" office:value-type="float" office:value="5625" calcext:value-type="float">
            <text:p>56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*1.5" office:value-type="float" office:value="90" calcext:value-type="float">
            <text:p>90</text:p>
          </table:table-cell>
          <table:table-cell table:formula="of:=(11.523+11.808)/2" office:value-type="float" office:value="11.6655" calcext:value-type="float">
            <text:p>11,6655</text:p>
          </table:table-cell>
          <table:table-cell table:formula="of:=[.A8]*[.B8]" office:value-type="float" office:value="5400" calcext:value-type="float">
            <text:p>5400</text:p>
          </table:table-cell>
          <table:table-cell table:formula="of:=[.B8]*[.B8]" office:value-type="float" office:value="8100" calcext:value-type="float">
            <text:p>81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]*1.5" office:value-type="float" office:value="105" calcext:value-type="float">
            <text:p>105</text:p>
          </table:table-cell>
          <table:table-cell table:formula="of:=(14.616+15.296)/2" office:value-type="float" office:value="14.956" calcext:value-type="float">
            <text:p>14,956</text:p>
          </table:table-cell>
          <table:table-cell table:formula="of:=[.A9]*[.B9]" office:value-type="float" office:value="7350" calcext:value-type="float">
            <text:p>7350</text:p>
          </table:table-cell>
          <table:table-cell table:formula="of:=[.B9]*[.B9]" office:value-type="float" office:value="11025" calcext:value-type="float">
            <text:p>1102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0]*1.5" office:value-type="float" office:value="120" calcext:value-type="float">
            <text:p>120</text:p>
          </table:table-cell>
          <table:table-cell table:formula="of:=(27.715+22.074)/2" office:value-type="float" office:value="24.8945" calcext:value-type="float">
            <text:p>24,8945</text:p>
          </table:table-cell>
          <table:table-cell table:formula="of:=[.A10]*[.B10]" office:value-type="float" office:value="9600" calcext:value-type="float">
            <text:p>9600</text:p>
          </table:table-cell>
          <table:table-cell table:formula="of:=[.B10]*[.B10]" office:value-type="float" office:value="14400" calcext:value-type="float">
            <text:p>144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1]*1.5" office:value-type="float" office:value="135" calcext:value-type="float">
            <text:p>135</text:p>
          </table:table-cell>
          <table:table-cell table:formula="of:=(36.533+39.228)/2" office:value-type="float" office:value="37.8805" calcext:value-type="float">
            <text:p>37,8805</text:p>
          </table:table-cell>
          <table:table-cell table:formula="of:=[.A11]*[.B11]" office:value-type="float" office:value="12150" calcext:value-type="float">
            <text:p>12150</text:p>
          </table:table-cell>
          <table:table-cell table:formula="of:=[.B11]*[.B11]" office:value-type="float" office:value="18225" calcext:value-type="float">
            <text:p>182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*1.5" office:value-type="float" office:value="150" calcext:value-type="float">
            <text:p>150</text:p>
          </table:table-cell>
          <table:table-cell table:formula="of:=(47.819+48.772)/2" office:value-type="float" office:value="48.2955" calcext:value-type="float">
            <text:p>48,2955</text:p>
          </table:table-cell>
          <table:table-cell table:formula="of:=[.A12]*[.B12]" office:value-type="float" office:value="15000" calcext:value-type="float">
            <text:p>15000</text:p>
          </table:table-cell>
          <table:table-cell table:formula="of:=[.B12]*[.B12]" office:value-type="float" office:value="22500" calcext:value-type="float">
            <text:p>225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3]*1.5" office:value-type="float" office:value="165" calcext:value-type="float">
            <text:p>165</text:p>
          </table:table-cell>
          <table:table-cell table:formula="of:=(59.962+57.015)/2" office:value-type="float" office:value="58.4885" calcext:value-type="float">
            <text:p>58,4885</text:p>
          </table:table-cell>
          <table:table-cell table:formula="of:=[.A13]*[.B13]" office:value-type="float" office:value="18150" calcext:value-type="float">
            <text:p>18150</text:p>
          </table:table-cell>
          <table:table-cell table:formula="of:=[.B13]*[.B13]" office:value-type="float" office:value="27225" calcext:value-type="float">
            <text:p>2722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4]*1.5" office:value-type="float" office:value="180" calcext:value-type="float">
            <text:p>180</text:p>
          </table:table-cell>
          <table:table-cell table:formula="of:=(76.647+76.046)/2" office:value-type="float" office:value="76.3465" calcext:value-type="float">
            <text:p>76,3465</text:p>
          </table:table-cell>
          <table:table-cell table:formula="of:=[.A14]*[.B14]" office:value-type="float" office:value="21600" calcext:value-type="float">
            <text:p>21600</text:p>
          </table:table-cell>
          <table:table-cell table:formula="of:=[.B14]*[.B14]" office:value-type="float" office:value="32400" calcext:value-type="float">
            <text:p>3240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5]*1.5" office:value-type="float" office:value="195" calcext:value-type="float">
            <text:p>195</text:p>
          </table:table-cell>
          <table:table-cell table:formula="of:=(109.253+101.317)/2" office:value-type="float" office:value="105.285" calcext:value-type="float">
            <text:p>105,285</text:p>
          </table:table-cell>
          <table:table-cell table:formula="of:=[.A15]*[.B15]" office:value-type="float" office:value="25350" calcext:value-type="float">
            <text:p>25350</text:p>
          </table:table-cell>
          <table:table-cell table:formula="of:=[.B15]*[.B15]" office:value-type="float" office:value="38025" calcext:value-type="float">
            <text:p>380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6]*1.5" office:value-type="float" office:value="210" calcext:value-type="float">
            <text:p>210</text:p>
          </table:table-cell>
          <table:table-cell table:formula="of:=(123.824+123.668)/2" office:value-type="float" office:value="123.746" calcext:value-type="float">
            <text:p>123,746</text:p>
          </table:table-cell>
          <table:table-cell table:formula="of:=[.A16]*[.B16]" office:value-type="float" office:value="29400" calcext:value-type="float">
            <text:p>29400</text:p>
          </table:table-cell>
          <table:table-cell table:formula="of:=[.B16]*[.B16]" office:value-type="float" office:value="44100" calcext:value-type="float">
            <text:p>44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7]*1.5" office:value-type="float" office:value="225" calcext:value-type="float">
            <text:p>225</text:p>
          </table:table-cell>
          <table:table-cell table:formula="of:=(158.911+159.203)/2" office:value-type="float" office:value="159.057" calcext:value-type="float">
            <text:p>159,057</text:p>
          </table:table-cell>
          <table:table-cell table:formula="of:=[.A17]*[.B17]" office:value-type="float" office:value="33750" calcext:value-type="float">
            <text:p>33750</text:p>
          </table:table-cell>
          <table:table-cell table:formula="of:=[.B17]*[.B17]" office:value-type="float" office:value="50625" calcext:value-type="float">
            <text:p>5062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8]*1.5" office:value-type="float" office:value="240" calcext:value-type="float">
            <text:p>240</text:p>
          </table:table-cell>
          <table:table-cell table:formula="of:=(185.055+184.696)/2" office:value-type="float" office:value="184.8755" calcext:value-type="float">
            <text:p>184,8755</text:p>
          </table:table-cell>
          <table:table-cell table:formula="of:=[.A18]*[.B18]" office:value-type="float" office:value="38400" calcext:value-type="float">
            <text:p>38400</text:p>
          </table:table-cell>
          <table:table-cell table:formula="of:=[.B18]*[.B18]" office:value-type="float" office:value="57600" calcext:value-type="float">
            <text:p>5760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9]*1.5" office:value-type="float" office:value="255" calcext:value-type="float">
            <text:p>255</text:p>
          </table:table-cell>
          <table:table-cell table:formula="of:=(228.096+230.236)/2" office:value-type="float" office:value="229.166" calcext:value-type="float">
            <text:p>229,166</text:p>
          </table:table-cell>
          <table:table-cell table:formula="of:=[.A19]*[.B19]" office:value-type="float" office:value="43350" calcext:value-type="float">
            <text:p>43350</text:p>
          </table:table-cell>
          <table:table-cell table:formula="of:=[.B19]*[.B19]" office:value-type="float" office:value="65025" calcext:value-type="float">
            <text:p>6502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0]*1.5" office:value-type="float" office:value="270" calcext:value-type="float">
            <text:p>270</text:p>
          </table:table-cell>
          <table:table-cell table:formula="of:=(258.692+270.678)/2" office:value-type="float" office:value="264.685" calcext:value-type="float">
            <text:p>264,685</text:p>
          </table:table-cell>
          <table:table-cell table:formula="of:=[.A20]*[.B20]" office:value-type="float" office:value="48600" calcext:value-type="float">
            <text:p>48600</text:p>
          </table:table-cell>
          <table:table-cell table:formula="of:=[.B20]*[.B20]" office:value-type="float" office:value="72900" calcext:value-type="float">
            <text:p>7290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1]*1.5" office:value-type="float" office:value="285" calcext:value-type="float">
            <text:p>285</text:p>
          </table:table-cell>
          <table:table-cell table:formula="of:=(426.473+421.604)/2" office:value-type="float" office:value="424.0385" calcext:value-type="float">
            <text:p>424,0385</text:p>
          </table:table-cell>
          <table:table-cell table:formula="of:=[.A21]*[.B21]" office:value-type="float" office:value="54150" calcext:value-type="float">
            <text:p>54150</text:p>
          </table:table-cell>
          <table:table-cell table:formula="of:=[.B21]*[.B21]" office:value-type="float" office:value="81225" calcext:value-type="float">
            <text:p>8122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2]*1.5" office:value-type="float" office:value="300" calcext:value-type="float">
            <text:p>300</text:p>
          </table:table-cell>
          <table:table-cell table:formula="of:=(411.177+407.4)/2" office:value-type="float" office:value="409.2885" calcext:value-type="float">
            <text:p>409,2885</text:p>
          </table:table-cell>
          <table:table-cell table:formula="of:=[.A22]*[.B22]" office:value-type="float" office:value="60000" calcext:value-type="float">
            <text:p>60000</text:p>
          </table:table-cell>
          <table:table-cell table:formula="of:=[.B22]*[.B22]" office:value-type="float" office:value="90000" calcext:value-type="float">
            <text:p>900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4" office:value-type="string" calcext:value-type="string">
            <text:p>T(M,N,N)</text:p>
          </table:table-cell>
          <table:table-cell table:style-name="ce4" office:value-type="string" calcext:value-type="string">
            <text:p>N³</text:p>
          </table:table-cell>
          <table:table-cell/>
        </table:table-row>
        <table:table-row table:style-name="ro1">
          <table:table-cell table:number-columns-repeated="3"/>
          <table:table-cell table:formula="of:=[.A3]*[.B3]*[.B3]" office:value-type="float" office:value="2250" calcext:value-type="float">
            <text:p>2250</text:p>
          </table:table-cell>
          <table:table-cell table:formula="of:=[.B3]*[.B3]*[.B3]" office:value-type="float" office:value="3375" calcext:value-type="float">
            <text:p>3375</text:p>
          </table:table-cell>
          <table:table-cell/>
        </table:table-row>
        <table:table-row table:style-name="ro1">
          <table:table-cell table:number-columns-repeated="3"/>
          <table:table-cell table:formula="of:=[.A4]*[.B4]*[.B4]" office:value-type="float" office:value="18000" calcext:value-type="float">
            <text:p>18000</text:p>
          </table:table-cell>
          <table:table-cell table:formula="of:=[.B4]*[.B4]*[.B4]" office:value-type="float" office:value="27000" calcext:value-type="float">
            <text:p>27000</text:p>
          </table:table-cell>
          <table:table-cell/>
        </table:table-row>
        <table:table-row table:style-name="ro1">
          <table:table-cell table:number-columns-repeated="3"/>
          <table:table-cell table:formula="of:=[.A5]*[.B5]*[.B5]" office:value-type="float" office:value="60750" calcext:value-type="float">
            <text:p>60750</text:p>
          </table:table-cell>
          <table:table-cell table:formula="of:=[.B5]*[.B5]*[.B5]" office:value-type="float" office:value="91125" calcext:value-type="float">
            <text:p>91125</text:p>
          </table:table-cell>
          <table:table-cell/>
        </table:table-row>
        <table:table-row table:style-name="ro1">
          <table:table-cell table:number-columns-repeated="3"/>
          <table:table-cell table:formula="of:=[.A6]*[.B6]*[.B6]" office:value-type="float" office:value="144000" calcext:value-type="float">
            <text:p>144000</text:p>
          </table:table-cell>
          <table:table-cell table:formula="of:=[.B6]*[.B6]*[.B6]" office:value-type="float" office:value="216000" calcext:value-type="float">
            <text:p>216000</text:p>
          </table:table-cell>
          <table:table-cell/>
        </table:table-row>
        <table:table-row table:style-name="ro1">
          <table:table-cell table:number-columns-repeated="3"/>
          <table:table-cell table:formula="of:=[.A7]*[.B7]*[.B7]" office:value-type="float" office:value="281250" calcext:value-type="float">
            <text:p>281250</text:p>
          </table:table-cell>
          <table:table-cell table:formula="of:=[.B7]*[.B7]*[.B7]" office:value-type="float" office:value="421875" calcext:value-type="float">
            <text:p>421875</text:p>
          </table:table-cell>
          <table:table-cell/>
        </table:table-row>
        <table:table-row table:style-name="ro1">
          <table:table-cell table:number-columns-repeated="3"/>
          <table:table-cell table:formula="of:=[.A8]*[.B8]*[.B8]" office:value-type="float" office:value="486000" calcext:value-type="float">
            <text:p>486000</text:p>
          </table:table-cell>
          <table:table-cell table:formula="of:=[.B8]*[.B8]*[.B8]" office:value-type="float" office:value="729000" calcext:value-type="float">
            <text:p>729000</text:p>
          </table:table-cell>
          <table:table-cell/>
        </table:table-row>
        <table:table-row table:style-name="ro1">
          <table:table-cell table:number-columns-repeated="3"/>
          <table:table-cell table:formula="of:=[.A9]*[.B9]*[.B9]" office:value-type="float" office:value="771750" calcext:value-type="float">
            <text:p>771750</text:p>
          </table:table-cell>
          <table:table-cell table:formula="of:=[.B9]*[.B9]*[.B9]" office:value-type="float" office:value="1157625" calcext:value-type="float">
            <text:p>1157625</text:p>
          </table:table-cell>
          <table:table-cell/>
        </table:table-row>
        <table:table-row table:style-name="ro1">
          <table:table-cell table:number-columns-repeated="3"/>
          <table:table-cell table:formula="of:=[.A10]*[.B10]*[.B10]" office:value-type="float" office:value="1152000" calcext:value-type="float">
            <text:p>1152000</text:p>
          </table:table-cell>
          <table:table-cell table:formula="of:=[.B10]*[.B10]*[.B10]" office:value-type="float" office:value="1728000" calcext:value-type="float">
            <text:p>1728000</text:p>
          </table:table-cell>
          <table:table-cell/>
        </table:table-row>
        <table:table-row table:style-name="ro1">
          <table:table-cell table:number-columns-repeated="3"/>
          <table:table-cell table:formula="of:=[.A11]*[.B11]*[.B11]" office:value-type="float" office:value="1640250" calcext:value-type="float">
            <text:p>1640250</text:p>
          </table:table-cell>
          <table:table-cell table:formula="of:=[.B11]*[.B11]*[.B11]" office:value-type="float" office:value="2460375" calcext:value-type="float">
            <text:p>2460375</text:p>
          </table:table-cell>
          <table:table-cell/>
        </table:table-row>
        <table:table-row table:style-name="ro1">
          <table:table-cell table:number-columns-repeated="3"/>
          <table:table-cell table:formula="of:=[.A12]*[.B12]*[.B12]" office:value-type="float" office:value="2250000" calcext:value-type="float">
            <text:p>2250000</text:p>
          </table:table-cell>
          <table:table-cell table:formula="of:=[.B12]*[.B12]*[.B12]" office:value-type="float" office:value="3375000" calcext:value-type="float">
            <text:p>3375000</text:p>
          </table:table-cell>
          <table:table-cell/>
        </table:table-row>
        <table:table-row table:style-name="ro1">
          <table:table-cell table:number-columns-repeated="3"/>
          <table:table-cell table:formula="of:=[.A13]*[.B13]*[.B13]" office:value-type="float" office:value="2994750" calcext:value-type="float">
            <text:p>2994750</text:p>
          </table:table-cell>
          <table:table-cell table:formula="of:=[.B13]*[.B13]*[.B13]" office:value-type="float" office:value="4492125" calcext:value-type="float">
            <text:p>4492125</text:p>
          </table:table-cell>
          <table:table-cell/>
        </table:table-row>
        <table:table-row table:style-name="ro1">
          <table:table-cell table:number-columns-repeated="3"/>
          <table:table-cell table:formula="of:=[.A14]*[.B14]*[.B14]" office:value-type="float" office:value="3888000" calcext:value-type="float">
            <text:p>3888000</text:p>
          </table:table-cell>
          <table:table-cell table:formula="of:=[.B14]*[.B14]*[.B14]" office:value-type="float" office:value="5832000" calcext:value-type="float">
            <text:p>5832000</text:p>
          </table:table-cell>
          <table:table-cell/>
        </table:table-row>
        <table:table-row table:style-name="ro1">
          <table:table-cell table:number-columns-repeated="3"/>
          <table:table-cell table:formula="of:=[.A15]*[.B15]*[.B15]" office:value-type="float" office:value="4943250" calcext:value-type="float">
            <text:p>4943250</text:p>
          </table:table-cell>
          <table:table-cell table:formula="of:=[.B15]*[.B15]*[.B15]" office:value-type="float" office:value="7414875" calcext:value-type="float">
            <text:p>7414875</text:p>
          </table:table-cell>
          <table:table-cell/>
        </table:table-row>
        <table:table-row table:style-name="ro1">
          <table:table-cell table:number-columns-repeated="3"/>
          <table:table-cell table:formula="of:=[.A16]*[.B16]*[.B16]" office:value-type="float" office:value="6174000" calcext:value-type="float">
            <text:p>6174000</text:p>
          </table:table-cell>
          <table:table-cell table:formula="of:=[.B16]*[.B16]*[.B16]" office:value-type="float" office:value="9261000" calcext:value-type="float">
            <text:p>9261000</text:p>
          </table:table-cell>
          <table:table-cell/>
        </table:table-row>
        <table:table-row table:style-name="ro1">
          <table:table-cell table:number-columns-repeated="3"/>
          <table:table-cell table:formula="of:=[.A17]*[.B17]*[.B17]" office:value-type="float" office:value="7593750" calcext:value-type="float">
            <text:p>7593750</text:p>
          </table:table-cell>
          <table:table-cell table:formula="of:=[.B17]*[.B17]*[.B17]" office:value-type="float" office:value="11390625" calcext:value-type="float">
            <text:p>11390625</text:p>
          </table:table-cell>
          <table:table-cell/>
        </table:table-row>
        <table:table-row table:style-name="ro1">
          <table:table-cell table:number-columns-repeated="3"/>
          <table:table-cell table:formula="of:=[.A18]*[.B18]*[.B18]" office:value-type="float" office:value="9216000" calcext:value-type="float">
            <text:p>9216000</text:p>
          </table:table-cell>
          <table:table-cell table:formula="of:=[.B18]*[.B18]*[.B18]" office:value-type="float" office:value="13824000" calcext:value-type="float">
            <text:p>13824000</text:p>
          </table:table-cell>
          <table:table-cell/>
        </table:table-row>
        <table:table-row table:style-name="ro1">
          <table:table-cell table:number-columns-repeated="3"/>
          <table:table-cell table:formula="of:=[.A19]*[.B19]*[.B19]" office:value-type="float" office:value="11054250" calcext:value-type="float">
            <text:p>11054250</text:p>
          </table:table-cell>
          <table:table-cell table:formula="of:=[.B19]*[.B19]*[.B19]" office:value-type="float" office:value="16581375" calcext:value-type="float">
            <text:p>16581375</text:p>
          </table:table-cell>
          <table:table-cell/>
        </table:table-row>
        <table:table-row table:style-name="ro1">
          <table:table-cell table:number-columns-repeated="3"/>
          <table:table-cell table:formula="of:=[.A20]*[.B20]*[.B20]" office:value-type="float" office:value="13122000" calcext:value-type="float">
            <text:p>13122000</text:p>
          </table:table-cell>
          <table:table-cell table:formula="of:=[.B20]*[.B20]*[.B20]" office:value-type="float" office:value="19683000" calcext:value-type="float">
            <text:p>19683000</text:p>
          </table:table-cell>
          <table:table-cell/>
        </table:table-row>
        <table:table-row table:style-name="ro1">
          <table:table-cell table:number-columns-repeated="3"/>
          <table:table-cell table:formula="of:=[.A21]*[.B21]*[.B21]" office:value-type="float" office:value="15432750" calcext:value-type="float">
            <text:p>15432750</text:p>
          </table:table-cell>
          <table:table-cell table:formula="of:=[.B21]*[.B21]*[.B21]" office:value-type="float" office:value="23149125" calcext:value-type="float">
            <text:p>23149125</text:p>
          </table:table-cell>
          <table:table-cell/>
        </table:table-row>
        <table:table-row table:style-name="ro1">
          <table:table-cell table:number-columns-repeated="3"/>
          <table:table-cell table:formula="of:=[.A22]*[.B22]*[.B22]" office:value-type="float" office:value="18000000" calcext:value-type="float">
            <text:p>18000000</text:p>
          </table:table-cell>
          <table:table-cell table:formula="of:=[.B22]*[.B22]*[.B22]" office:value-type="float" office:value="27000000" calcext:value-type="float">
            <text:p>27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1:04:11.7671080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0:04:14.736513046</meta:creation-date>
    <dc:date>2019-05-03T11:44:47.011818075</dc:date>
    <meta:editing-duration>PT14M25S</meta:editing-duration>
    <meta:editing-cycles>3</meta:editing-cycles>
    <meta:generator>LibreOffice/6.1.5.2$Linux_X86_64 LibreOffice_project/10$Build-2</meta:generator>
    <meta:document-statistic meta:table-count="1" meta:cell-count="1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865cm" svg:height="6.163cm" xlink:href=".." xlink:type="simple" chart:class="chart:line" chart:style-name="ch1">
        <chart:legend chart:legend-position="end" svg:x="10.463cm" svg:y="2.782cm" style:legend-expansion="high" chart:style-name="ch2"/>
        <chart:plot-area chart:style-name="ch3" table:cell-range-address="Hoja1.D2:Hoja1.D22" chart:data-source-has-labels="row" svg:x="0.257cm" svg:y="0.123cm" svg:width="9.949cm" svg:height="5.917cm">
          <chartooo:coordinate-region svg:x="1.434cm" svg:y="0.322cm" svg:width="8.585cm" svg:height="5.0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D3:Hoja1.D22" chart:label-cell-address="Hoja1.D2:Hoja1.D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M,N)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">
                <text:p>150</text:p>
                <draw:g>
                  <svg:desc>Hoja1.D3:Hoja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50">
                <text:p>12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50">
                <text:p>181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00">
                <text:p>21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350">
                <text:p>253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00">
                <text:p>29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50">
                <text:p>33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350">
                <text:p>433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600">
                <text:p>48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150">
                <text:p>54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0">
                <text:p>6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84cm" svg:height="5.844cm" xlink:href=".." xlink:type="simple" chart:class="chart:line" chart:style-name="ch1">
        <chart:legend chart:legend-position="end" svg:x="10.152cm" svg:y="2.623cm" style:legend-expansion="high" chart:style-name="ch2"/>
        <chart:plot-area chart:style-name="ch3" table:cell-range-address="Hoja1.E2:Hoja1.E22" chart:data-source-has-labels="row" svg:x="0.236cm" svg:y="0.116cm" svg:width="9.68cm" svg:height="5.612cm">
          <chartooo:coordinate-region svg:x="1.413cm" svg:y="0.315cm" svg:width="8.131cm" svg:height="4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E3:Hoja1.E22" chart:label-cell-address="Hoja1.E2:Hoja1.E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²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  <draw:g>
                  <svg:desc>Hoja1.E3:Hoja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25">
                <text:p>11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225">
                <text:p>18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225">
                <text:p>27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025">
                <text:p>38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00">
                <text:p>4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625">
                <text:p>5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025">
                <text:p>65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900">
                <text:p>72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225">
                <text:p>81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">
                <text:p>9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993cm" svg:height="6.535cm" xlink:href=".." xlink:type="simple" chart:class="chart:line" chart:style-name="ch1">
        <chart:legend chart:legend-position="end" svg:x="10.718cm" svg:y="2.968cm" style:legend-expansion="high" chart:style-name="ch2"/>
        <chart:plot-area chart:style-name="ch3" table:cell-range-address="Hoja1.C2:Hoja1.C22" chart:data-source-has-labels="row" svg:x="0.279cm" svg:y="0.13cm" svg:width="10.16cm" svg:height="6.275cm">
          <chartooo:coordinate-region svg:x="1.086cm" svg:y="0.329cm" svg:width="9.166cm" svg:height="5.4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3:Hoja1.C22" chart:label-cell-address="Hoja1.C2:Hoja1.C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ms)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Hoja1.C3:Hoja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45">
                <text:p>0.4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39">
                <text:p>1.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91">
                <text:p>3.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75">
                <text:p>6.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6655">
                <text:p>11.6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956">
                <text:p>14.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945">
                <text:p>24.8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8805">
                <text:p>37.8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2955">
                <text:p>48.2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4885">
                <text:p>58.4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.3465">
                <text:p>76.3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.285">
                <text:p>105.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.746">
                <text:p>123.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.057">
                <text:p>159.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4.8755">
                <text:p>184.8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9.166">
                <text:p>229.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.685">
                <text:p>264.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4.0385">
                <text:p>424.0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9.2885">
                <text:p>409.2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68cm" svg:height="5.844cm" xlink:href=".." xlink:type="simple" chart:class="chart:line" chart:style-name="ch1">
        <chart:legend chart:legend-position="end" svg:x="10.38cm" svg:y="2.623cm" style:legend-expansion="high" chart:style-name="ch2"/>
        <chart:plot-area chart:style-name="ch3" table:cell-range-address="Hoja1.E25:Hoja1.E45" chart:data-source-has-labels="row" svg:x="0.241cm" svg:y="0.116cm" svg:width="9.898cm" svg:height="5.612cm">
          <chartooo:coordinate-region svg:x="1.974cm" svg:y="0.315cm" svg:width="7.978cm" svg:height="4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E26:Hoja1.E45" chart:label-cell-address="Hoja1.E25:Hoja1.E25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³</text:p>
                <draw:g>
                  <svg:desc>Hoja1.E25:Hoja1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75">
                <text:p>3375</text:p>
                <draw:g>
                  <svg:desc>Hoja1.E26:Hoja1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125">
                <text:p>91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000">
                <text:p>216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875">
                <text:p>42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9000">
                <text:p>729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7625">
                <text:p>1157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8000">
                <text:p>1728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0375">
                <text:p>2460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75000">
                <text:p>337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92125">
                <text:p>4492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32000">
                <text:p>5832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14875">
                <text:p>7414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61000">
                <text:p>926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90625">
                <text:p>1139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24000">
                <text:p>13824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81375">
                <text:p>16581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83000">
                <text:p>19683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49125">
                <text:p>23149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0000">
                <text:p>27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897cm" svg:height="6.068cm" xlink:href=".." xlink:type="simple" chart:class="chart:line" chart:style-name="ch1">
        <chart:legend chart:legend-position="end" svg:x="9.151cm" svg:y="2.735cm" style:legend-expansion="high" chart:style-name="ch2"/>
        <chart:plot-area chart:style-name="ch3" table:cell-range-address="Hoja1.D25:Hoja1.D45" chart:data-source-has-labels="row" svg:x="0.237cm" svg:y="0.121cm" svg:width="8.677cm" svg:height="5.826cm">
          <chartooo:coordinate-region svg:x="1.784cm" svg:y="0.32cm" svg:width="6.758cm" svg:height="4.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D26:Hoja1.D45" chart:label-cell-address="Hoja1.D25:Hoja1.D25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M,N,N)</text:p>
                <draw:g>
                  <svg:desc>Hoja1.D25:Hoja1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50">
                <text:p>2250</text:p>
                <draw:g>
                  <svg:desc>Hoja1.D26:Hoja1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750">
                <text:p>607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000">
                <text:p>144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1250">
                <text:p>281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6000">
                <text:p>486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1750">
                <text:p>7717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2000">
                <text:p>115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0250">
                <text:p>1640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000">
                <text:p>225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94750">
                <text:p>29947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88000">
                <text:p>3888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43250">
                <text:p>49432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74000">
                <text:p>6174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93750">
                <text:p>7593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16000">
                <text:p>9216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54250">
                <text:p>11054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22000">
                <text:p>13122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32750">
                <text:p>154327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0000">
                <text:p>1800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